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1pt" fo:break-before="auto" style:use-optimal-row-height="false"/>
    </style:style>
    <style:style style:name="ro3" style:family="table-row">
      <style:table-row-properties style:row-height="26.65pt" fo:break-before="auto" style:use-optimal-row-height="false"/>
    </style:style>
    <style:style style:name="ro4" style:family="table-row">
      <style:table-row-properties style:row-height="36.65pt" fo:break-before="auto" style:use-optimal-row-height="false"/>
    </style:style>
    <style:style style:name="ro5" style:family="table-row">
      <style:table-row-properties style:row-height="32.51pt" fo:break-before="auto" style:use-optimal-row-height="false"/>
    </style:style>
    <style:style style:name="ro6" style:family="table-row">
      <style:table-row-properties style:row-height="43.31pt" fo:break-before="auto" style:use-optimal-row-height="false"/>
    </style:style>
    <style:style style:name="ro7" style:family="table-row">
      <style:table-row-properties style:row-height="27.5pt" fo:break-before="auto" style:use-optimal-row-height="false"/>
    </style:style>
    <style:style style:name="ro8" style:family="table-row">
      <style:table-row-properties style:row-height="35.8pt" fo:break-before="auto" style:use-optimal-row-height="false"/>
    </style:style>
    <style:style style:name="ro9" style:family="table-row">
      <style:table-row-properties style:row-height="15.79pt" fo:break-before="auto" style:use-optimal-row-height="false"/>
    </style:style>
    <style:style style:name="ro10" style:family="table-row">
      <style:table-row-properties style:row-height="24.15pt" fo:break-before="auto" style:use-optimal-row-height="false"/>
    </style:style>
    <style:style style:name="ro11" style:family="table-row">
      <style:table-row-properties style:row-height="25.8pt" fo:break-before="auto" style:use-optimal-row-height="false"/>
    </style:style>
    <style:style style:name="ro12" style:family="table-row">
      <style:table-row-properties style:row-height="20.81pt" fo:break-before="auto" style:use-optimal-row-height="false"/>
    </style:style>
    <style:style style:name="ro13" style:family="table-row">
      <style:table-row-properties style:row-height="17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312e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a131a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c312e"/>
    </style:style>
    <style:style style:name="ce5" style:family="table-cell" style:parent-style-name="Default">
      <style:table-cell-properties fo:background-color="#bc312e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ba131a"/>
      <style:text-properties fo:color="#ffffff"/>
    </style:style>
    <style:style style:name="ce7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color="#ffffff" fo:font-size="22pt" fo:font-weight="bold" style:font-size-asian="22pt" style:font-weight-asian="bold" style:font-size-complex="2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/>
          <table:table-cell table:style-name="ce7" office:value-type="string" calcext:value-type="string" table:number-columns-spanned="6" table:number-rows-spanned="2">
            <text:p>CUESTIONARIO 1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Default"/>
          <table:table-cell/>
          <table:covered-table-cell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1. LISTAR DIRECTORIOS</text:p>
          </table:table-cell>
          <table:covered-table-cell table:number-columns-repeated="9" table:style-name="ce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El comando “ls” se usa para ver los archivos y directorios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ste comando tiene sus variaciones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“ls -a”</text:p>
          </table:table-cell>
          <table:table-cell office:value-type="string" calcext:value-type="string">
            <text:p>Muestra los archivos y direcotiors dentro del directorio actual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ls -t”</text:p>
          </table:table-cell>
          <table:table-cell office:value-type="string" calcext:value-type="string">
            <text:p>Ordena los archivos por fecha de modificació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ls -X”</text:p>
          </table:table-cell>
          <table:table-cell office:value-type="string" calcext:value-type="string">
            <text:p>Orde los archivos por extensió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ls -l”</text:p>
          </table:table-cell>
          <table:table-cell office:value-type="string" calcext:value-type="string">
            <text:p>Muestra toda la información: Usuario, grupo, tamaño, fecha y hora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ls -lh”</text:p>
          </table:table-cell>
          <table:table-cell office:value-type="string" calcext:value-type="string">
            <text:p>Muestra la misma información que “ls -l” pero en KB, MB, ETC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ls -R”</text:p>
          </table:table-cell>
          <table:table-cell office:value-type="string" calcext:value-type="string">
            <text:p>Muestra el contenido de todos los subdirectorios de forma recursiva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ls -S”</text:p>
          </table:table-cell>
          <table:table-cell office:value-type="string" calcext:value-type="string">
            <text:p>Ordena los archivos por tamaño.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0" table:number-rows-spanned="1">
            <text:p>2. CARPETA RAIZ</text:p>
          </table:table-cell>
          <table:covered-table-cell table:number-columns-repeated="9"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Para poder “chekar” los archivos root debemos otorgar permisos de superusuario.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“sudo -i”</text:p>
          </table:table-cell>
          <table:table-cell office:value-type="string" calcext:value-type="string">
            <text:p>Nos permite cambiar de usuario normal a super usuario, evitandonos problemas de restricción.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0" table:number-rows-spanned="1">
            <text:p>3. USO DE CARPETAS</text:p>
          </table:table-cell>
          <table:covered-table-cell table:number-columns-repeated="9"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“/”</text:p>
          </table:table-cell>
          <table:table-cell office:value-type="string" calcext:value-type="string" table:number-columns-spanned="9" table:number-rows-spanned="1">
            <text:p>Es el directorio root y esta simbolizado por /. De este directorio nacen todo el resto de directorios independientemente que </text:p>
            <text:p>estén almacenados físicamente en discos o unicades separadas.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 office:value-type="string" calcext:value-type="string">
            <text:p>“Bin o Sbin”</text:p>
          </table:table-cell>
          <table:table-cell office:value-type="string" calcext:value-type="string" table:number-columns-spanned="9" table:number-rows-spanned="1">
            <text:p>El directorio bin es estático y es donde se almacenan los binarios necsarios para garantizar  las funciones básicas a nivel</text:p>
            <text:p> Usuario.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“Boot”</text:p>
          </table:table-cell>
          <table:table-cell office:value-type="string" calcext:value-type="string" table:number-columns-spanned="9" table:number-rows-spanned="1">
            <text:p>Es un directorio estátiuco e incluye todos los ejecutables y archivos necesarios en el proceso de arranque del sistema, y </text:p>
            <text:p>que deberan ser utilizados antes que el kernel empiece a dar las ordenes de ejecucion de los diferentes modulos del </text:p>
            <text:p>Sistema. Es comun que esta partición se encuentre separada del resto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4">
          <table:table-cell office:value-type="string" calcext:value-type="string">
            <text:p>“Dev”</text:p>
          </table:table-cell>
          <table:table-cell office:value-type="string" calcext:value-type="string" table:number-columns-spanned="9" table:number-rows-spanned="1">
            <text:p>Dev, es un directorio que incluye todos los dispositivos de alamcenamiento en forma de archivos, conectados al sistema, </text:p>
            <text:p>es decir, cualquier disco duro conectado, particion, memoria usb, o CDROM conectado al sistema pueda entender como </text:p>
            <text:p>Un volumen logico de almacenamiento.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“etc”</text:p>
          </table:table-cell>
          <table:table-cell office:value-type="string" calcext:value-type="string" table:number-columns-spanned="9" table:number-rows-spanned="1">
            <text:p>Es el encargado de almacenar los archivos de conficguración tanto a nivel de compononentes del sistema operativo en si, </text:p>
            <text:p>como de los programas y aplicaciones instaladas a posteriori. Es un directorio que debería contener únicamente ficheros</text:p>
            <text:p> De configuración, y no deberia contener binarios.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6">
          <table:table-cell office:value-type="string" calcext:value-type="string">
            <text:p>“Home”</text:p>
          </table:table-cell>
          <table:table-cell office:value-type="string" calcext:value-type="string" table:number-columns-spanned="9" table:number-rows-spanned="1">
            <text:p>Es el directorio de los usuarios estándar, y por lo tanto, el detinado a almacenar todos los archivos del usuario, como </text:p>
            <text:p>documentos, fotos, videos, música, plantillas, etc. Tambien incluye archivostemporales de aplicaciones ejecutadas en </text:p>
            <text:p>modo usuario, que sirven para guardar ls configuracion de programas. Para ver los archivos ocultos se lo realiza </text:p>
            <text:p>mediante la combinación de teclas CTRL F.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“lib”</text:p>
          </table:table-cell>
          <table:table-cell office:value-type="string" calcext:value-type="string" table:number-columns-spanned="9" table:number-rows-spanned="1">
            <text:p>Incluye las biblitoecas esenciales que son necesarias para que se ejecutne correctamente todos los binarios que se </text:p>
            <text:p>Encuentran en los direcotrios bin sBin, asi como los modulos del prio kernel.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 office:value-type="string" calcext:value-type="string">
            <text:p>“media”</text:p>
          </table:table-cell>
          <table:table-cell office:value-type="string" calcext:value-type="string" table:number-columns-spanned="9" table:number-rows-spanned="1">
            <text:p>Representa un punto de montaje de todos los volumenes lógicos que se montan temporalmente, ya sean unidades </text:p>
            <text:p>Externas USB, otras particiones de disco, etc.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4">
          <table:table-cell office:value-type="string" calcext:value-type="string">
            <text:p>“opt”</text:p>
          </table:table-cell>
          <table:table-cell office:value-type="string" calcext:value-type="string" table:number-columns-spanned="9" table:number-rows-spanned="1">
            <text:p>Es como una extensión del directorio /usr, pero en este caso van todos aquellos archivos de solo lectira que son parte de </text:p>
            <text:p>programas auto-contenidos yque, no siguen los estandares de almacenar los diferentes archivos dentro de los diferentes</text:p>
            <text:p> Subdirectorios de usr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8">
          <table:table-cell office:value-type="string" calcext:value-type="string">
            <text:p>“proc”</text:p>
          </table:table-cell>
          <table:table-cell office:value-type="string" calcext:value-type="string" table:number-columns-spanned="9" table:number-rows-spanned="1">
            <text:p>Proc Contiene informacion de los procesos yaplicaciones que se ejecutan en ese momento, son archivos virtuales , por lo </text:p>
            <text:p>que el contenido de este directorio es nulo. Basicamente son listas de eventos del sistema operativo que se generan en el </text:p>
            <text:p>Momento de acceder a ello, y uqe no existen dentro del directorio como tales.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9">
          <table:table-cell office:value-type="string" calcext:value-type="string">
            <text:p>“root”</text:p>
          </table:table-cell>
          <table:table-cell office:value-type="string" calcext:value-type="string" table:number-columns-spanned="9" table:number-rows-spanned="1">
            <text:p>Es como el directorio /home del usuario root o superusuario del sistema. Esta cuelga directamente de la raiz del sistema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“svr”</text:p>
          </table:table-cell>
          <table:table-cell office:value-type="string" calcext:value-type="string" table:number-columns-spanned="9" table:number-rows-spanned="1">
            <text:p>Sirve para Almacenar archivos y directorios relativos a servidores que puedan tener instalados dentro de tu sistema, ya </text:p>
            <text:p>sea un servidor www, ftp, cvs, etc.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0">
          <table:table-cell office:value-type="string" calcext:value-type="string">
            <text:p>“sys”</text:p>
          </table:table-cell>
          <table:table-cell office:value-type="string" calcext:value-type="string" table:number-columns-spanned="9" table:number-rows-spanned="1">
            <text:p>Al igual que /proc, contiene archivos virtuales que proveen informacion del kernel relativa a eventos del sistema operativo.</text:p>
            <text:p> Los archivos se distribuyen de forma jerarquica. 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1">
          <table:table-cell office:value-type="string" calcext:value-type="string">
            <text:p>“tmp”</text:p>
          </table:table-cell>
          <table:table-cell office:value-type="string" calcext:value-type="string" table:number-columns-spanned="9" table:number-rows-spanned="1">
            <text:p>Como ya da a entender sy nombre, sirve para alamanecar archibos temporales de todo tipo, ya sea de elementos del </text:p>
            <text:p>Sistema, o tambien de direntes aplicaciones a nivel de usauario como pueder ser Chrome/ Chronium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1">
          <table:table-cell office:value-type="string" calcext:value-type="string">
            <text:p>“usr”</text:p>
          </table:table-cell>
          <table:table-cell office:value-type="string" calcext:value-type="string" table:number-columns-spanned="9" table:number-rows-spanned="1">
            <text:p>El directorio /usr viene de User System Resources y actualmente sirve para alamacenar archivos de solo lectura relativos</text:p>
            <text:p> A utilidades de usuario, incluyendo todo el software instalado a traves de los gestores de paquetes de cada distribución.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“var”</text:p>
          </table:table-cell>
          <table:table-cell office:value-type="string" calcext:value-type="string" table:number-columns-spanned="9" table:number-rows-spanned="1">
            <text:p>Contiene varios archivos con informacion del sistema, como archivos de logs, emails de los usuarios del sistema, </text:p>
            <text:p>Bases de datos, información almacenada en la caché, informacion relativa a los paquetes de aplicaciones </text:p>
            <text:p>Alamacenados en /opt, etc. Se puede deicrque actua como registro del sistema </text:p>
          </table:table-cell>
          <table:covered-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0" table:number-rows-spanned="1">
            <text:p>4. INFORMACIÓN DE ALMACENAMIENTO</text:p>
          </table:table-cell>
          <table:covered-table-cell table:number-columns-repeated="9"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“ df “</text:p>
          </table:table-cell>
          <table:table-cell office:value-type="string" calcext:value-type="string">
            <text:p>Brinda información sobre el espacio total, ocupado y libre en el disco duro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 df h “</text:p>
          </table:table-cell>
          <table:table-cell office:value-type="string" calcext:value-type="string">
            <text:p>Brinda informacion legible en MB o GB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 df/dev/sda “</text:p>
          </table:table-cell>
          <table:table-cell office:value-type="string" calcext:value-type="string">
            <text:p>Información precisa sobre un dispositivo o punto de montaj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 df/home “</text:p>
          </table:table-cell>
          <table:table-cell office:value-type="string" calcext:value-type="string">
            <text:p>Ver detalles específi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df -h “</text:p>
          </table:table-cell>
          <table:table-cell office:value-type="string" calcext:value-type="string">
            <text:p>Despliega datos en formato humano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 df -m “</text:p>
          </table:table-cell>
          <table:table-cell office:value-type="string" calcext:value-type="string">
            <text:p>Despliega la salida en Megabyt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 df -k “</text:p>
          </table:table-cell>
          <table:table-cell office:value-type="string" calcext:value-type="string">
            <text:p>Despliega la salida en Kilobytes.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0" table:number-rows-spanned="1">
            <text:p>5. DISPOSITIVOS USB</text:p>
          </table:table-cell>
          <table:covered-table-cell table:number-columns-repeated="9" table:style-name="ce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“ lsusb “</text:p>
          </table:table-cell>
          <table:table-cell office:value-type="string" calcext:value-type="string">
            <text:p>Brinda información sobre los buses de usb y los dispositivos conectados a ello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 lsusb -TV “</text:p>
          </table:table-cell>
          <table:table-cell office:value-type="string" calcext:value-type="string">
            <text:p>Este comando refina los resultados a la hora de ser mostrados en pantalla.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0" table:number-rows-spanned="1">
            <text:p>6. DIRECCIONES IPS</text:p>
          </table:table-cell>
          <table:covered-table-cell table:number-columns-repeated="9" table:style-name="ce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“ ifconfig “</text:p>
          </table:table-cell>
          <table:table-cell office:value-type="string" calcext:value-type="string">
            <text:p>Ifconfig configurar una interfaz dered, sin ningun argumento muestra información sobre las interfaces actua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 ip addr “</text:p>
          </table:table-cell>
          <table:table-cell office:value-type="string" calcext:value-type="string">
            <text:p>ip addr Sirve para obnter una dirección IP de un sistema y cuadro estadísti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hostname -I”</text:p>
          </table:table-cell>
          <table:table-cell office:value-type="string" calcext:value-type="string">
            <text:p>hostname -I mostrar o configurar el nombre del host y del dominio de una computado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 nmcli “</text:p>
          </table:table-cell>
          <table:table-cell office:value-type="string" calcext:value-type="string">
            <text:p>nmcli Interfaz de línea de comandos de Network Manager, crear, editar, mostrar, eliminar, activar y desactivar conexion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 nmcli device “</text:p>
          </table:table-cell>
          <table:table-cell office:value-type="string" calcext:value-type="string">
            <text:p>nmcli device show Para obtener la direccion IP y estadisticas aun mas detallad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 ip route “</text:p>
          </table:table-cell>
          <table:table-cell office:value-type="string" calcext:value-type="string">
            <text:p>ip route Se utiliza para configurar la ruta estáti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 curl ipinfo.io/ip “</text:p>
          </table:table-cell>
          <table:table-cell office:value-type="string" calcext:value-type="string">
            <text:p>curl ipinfo.io/ip Se utiliza para obtener la direccion ip publica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10" table:number-rows-spanned="1">
            <text:p>BIBLIOGRAFIA</text:p>
          </table:table-cell>
          <table:covered-table-cell table:number-columns-repeated="9" table:style-name="ce6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2">
          <table:table-cell table:style-name="Default" office:value-type="string" calcext:value-type="string" table:number-columns-spanned="10" table:number-rows-spanned="1">
            <text:p>https://computernewage.com/2015/06/14/el-arbol-de-directorios-de-linux-al-detalle-que-contiene-cada-carpeta/</text:p>
          </table:table-cell>
          <table:covered-table-cell table:number-columns-repeated="9"/>
        </table:table-row>
        <table:table-row table:style-name="ro13">
          <table:table-cell table:style-name="Default" office:value-type="string" calcext:value-type="string" table:number-columns-spanned="10" table:number-rows-spanned="1">
            <text:p>https://anotacioneslinux.wordpress.com/2016/02/28/ver-dispositivos-usb-conectados-a-traves-de-la-terminal/</text:p>
          </table:table-cell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7:29:59.860498498</meta:creation-date>
    <dc:date>2019-10-01T18:24:38.756748167</dc:date>
    <meta:editing-duration>PT11M11S</meta:editing-duration>
    <meta:editing-cycles>3</meta:editing-cycles>
    <meta:generator>LibreOffice/6.0.3.2$Linux_X86_64 LibreOffice_project/00m0$Build-2</meta:generator>
    <meta:document-statistic meta:table-count="1" meta:cell-count="93" meta:object-count="0"/>
  </office:meta>
</office:document-meta>
</file>